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NewRomanPS-BoldMT" svg:font-family="TimesNewRomanPS-Bold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/>
    </style:style>
    <style:style style:name="P2" style:family="paragraph" style:parent-style-name="Text_20_body">
      <style:paragraph-properties fo:margin-top="0cm" fo:margin-bottom="0cm" style:contextual-spacing="false"/>
      <style:text-properties style:font-name="Arial" fo:font-weight="bold" officeooo:rsid="00025a47" officeooo:paragraph-rsid="00025a4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a577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ntent Recommendation in APOSDLE</text:span></text:p>
      <text:p text:style-name="P4"><text:span text:style-name="T1">using the Associative Network</text:span></text:p>
      <text:p text:style-name="P4"><text:span text:style-name="T1"/></text:p>
      <text:p text:style-name="P1"><text:span text:style-name="T1"/></text:p>
      <text:p text:style-name="P2">Auteurs : <text:span text:style-name="T2">Hermann Stern, Günter Beham, Peter Kraker et Stefanie N. Lindstaedt</text:span></text:p>
      <text:p text:style-name="P2">Journal <text:span text:style-name="T2">: J. UCS</text:span></text:p>
      <text:p text:style-name="P2">Année :<text:span text:style-name="T2"> 2010</text:span></text:p>
      <text:p text:style-name="P2"><text:span text:style-name="T2"/></text:p>
      <text:p text:style-name="P2"><text:span text:style-name="T2"><text:tab/>L'article présente une méthode pour enrichir sémantiquement les tags associés aux documents de la plate-forme de e-learning en entreprise APOSDLE. Celle-ci permet de recommander des ressources d'apprentissage aux utilisateurs en fonction des taches qu'ils effectuent dans le contexte de leur travail.</text:span></text:p>
      <text:p text:style-name="P2"><text:span text:style-name="T2"><text:tab/>La recommandation de ressources d'apprentissage repose sur des concepts associés manuellement à ces ressources. La nature manuelle de cette tâche est selon les auteurs responsable du fait qu'une quantité trop faible de tags soient associée à chaque élément, ce qui a tendance à pénaliser la quantité d'items recommandée aux utilisateurs.</text:span></text:p>
      <text:p text:style-name="P2"><text:span text:style-name="T2"><text:tab/>L'article se propose de remédier à ce problème en modélisant concepts et documents comme les </text:span><text:span text:style-name="T3">nœuds d'un graphe à trois couches. La première couche ne comporte que des nœuds concepts, reliés entre eux par des arcs pondérés en fonction de leur similarité. La deuxième couche relie un concept à un document, la troisième relie des documents entre-eux en fonction de la similarité de leur contenus. Ce système permet, en partant d'un concept unique au sujet duquel l'on cherche à recommander des documents, d'étendre la recommandation à des concepts similaires grâce à la première couche, d'obtenir les documents correspondant avec la seconde couche et enfin d'étendre encore le nombre de documents proposés via la seconde couche, tagant en quelque sorte automatiquement les documents à partir d'un faible nombre d'associations initiales établies manuellement. </text:span></text:p>
      <text:p text:style-name="P2"><text:span text:style-name="T3"><text:tab/>L'article mentionne par ailleurs différentes méthodes pour évaluer la proximité sémantique des différents concepts, ainsi que le mode opératoire que les auteurs ont l'intention d'appliquer afin d'en évaluer la qualité.</text:span></text:p>
      <text:p text:style-name="P3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NewRomanPS-BoldMT" svg:font-family="TimesNewRomanPS-Bold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21:00:18.566000000</meta:creation-date>
    <dc:date>2015-01-07T21:32:04.199000000</dc:date>
    <meta:editing-duration>PT30M52S</meta:editing-duration>
    <meta:editing-cycles>2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9" meta:word-count="279" meta:character-count="1883" meta:non-whitespace-character-count="1608"/>
  </office:meta>
</office:document-meta>
</file>